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880ed" officeooo:paragraph-rsid="001880e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22pt" fo:font-weight="bold" officeooo:rsid="001979cc" officeooo:paragraph-rsid="001979cc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fo:font-weight="bold" officeooo:rsid="001a9d85" officeooo:paragraph-rsid="001a9d85" style:font-size-asian="19.25pt" style:font-weight-asian="bold" style:font-size-complex="22pt" style:font-weight-complex="bold"/>
    </style:style>
    <style:style style:name="P4" style:family="paragraph" style:parent-style-name="Standard">
      <style:text-properties fo:font-size="22pt" fo:font-weight="bold" officeooo:rsid="001c2d3f" officeooo:paragraph-rsid="001c2d3f" style:font-size-asian="19.25pt" style:font-weight-asian="bold" style:font-size-complex="22pt" style:font-weight-complex="bold"/>
    </style:style>
    <style:style style:name="P5" style:family="paragraph" style:parent-style-name="Standard">
      <style:text-properties fo:font-size="22pt" fo:font-weight="bold" officeooo:rsid="001d751e" officeooo:paragraph-rsid="001d751e" style:font-size-asian="19.25pt" style:font-weight-asian="bold" style:font-size-complex="22pt" style:font-weight-complex="bold"/>
    </style:style>
    <style:style style:name="P6" style:family="paragraph" style:parent-style-name="Standard">
      <style:text-properties fo:font-size="22pt" fo:font-weight="bold" officeooo:rsid="001e8f5e" officeooo:paragraph-rsid="001e8f5e" style:font-size-asian="19.25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1fd537" officeooo:paragraph-rsid="001fd537" style:font-size-asian="19.25pt" style:font-weight-asian="bold" style:font-size-complex="22pt" style:font-weight-complex="bold"/>
    </style:style>
    <style:style style:name="P8" style:family="paragraph" style:parent-style-name="Standard">
      <style:text-properties fo:font-size="22pt" fo:font-weight="bold" officeooo:rsid="00209622" officeooo:paragraph-rsid="00209622" style:font-size-asian="19.25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21fa5f" officeooo:paragraph-rsid="0021fa5f" style:font-size-asian="19.25pt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rsid="002563a6" officeooo:paragraph-rsid="002563a6" style:font-size-asian="19.25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257561" officeooo:paragraph-rsid="00257561" style:font-size-asian="19.25pt" style:font-weight-asian="bold" style:font-size-complex="22pt" style:font-weight-complex="bold"/>
    </style:style>
    <style:style style:name="P12" style:family="paragraph" style:parent-style-name="Standard" style:list-style-name="L4">
      <style:text-properties fo:font-size="22pt" fo:font-weight="bold" officeooo:rsid="0028be10" officeooo:paragraph-rsid="0028be10" style:font-size-asian="19.25pt" style:font-weight-asian="bold" style:font-size-complex="22pt" style:font-weight-complex="bold"/>
    </style:style>
    <style:style style:name="P13" style:family="paragraph" style:parent-style-name="Standard">
      <style:text-properties fo:font-size="22pt" fo:font-weight="bold" officeooo:rsid="0029c33b" officeooo:paragraph-rsid="0029c33b" style:font-size-asian="19.25pt" style:font-weight-asian="bold" style:font-size-complex="22pt" style:font-weight-complex="bold"/>
    </style:style>
    <style:style style:name="P14" style:family="paragraph" style:parent-style-name="Standard">
      <style:text-properties fo:font-size="22pt" fo:font-weight="bold" officeooo:rsid="002cef74" officeooo:paragraph-rsid="002cef74" style:font-size-asian="19.25pt" style:font-weight-asian="bold" style:font-size-complex="22pt" style:font-weight-complex="bold"/>
    </style:style>
    <style:style style:name="P15" style:family="paragraph" style:parent-style-name="Standard">
      <style:text-properties fo:font-size="22pt" fo:font-weight="normal" officeooo:rsid="001880ed" officeooo:paragraph-rsid="001880ed" style:font-size-asian="19.25pt" style:font-weight-asian="normal" style:font-size-complex="22pt" style:font-weight-complex="normal"/>
    </style:style>
    <style:style style:name="P16" style:family="paragraph" style:parent-style-name="Standard">
      <style:text-properties fo:font-size="22pt" fo:font-weight="normal" officeooo:rsid="001c2d3f" officeooo:paragraph-rsid="001c2d3f" style:font-size-asian="19.25pt" style:font-weight-asian="normal" style:font-size-complex="22pt" style:font-weight-complex="normal"/>
    </style:style>
    <style:style style:name="P17" style:family="paragraph" style:parent-style-name="Standard">
      <style:text-properties fo:font-size="22pt" fo:font-weight="normal" officeooo:rsid="001c40c8" officeooo:paragraph-rsid="001c40c8" style:font-size-asian="19.25pt" style:font-weight-asian="normal" style:font-size-complex="22pt" style:font-weight-complex="normal"/>
    </style:style>
    <style:style style:name="P18" style:family="paragraph" style:parent-style-name="Standard">
      <style:text-properties fo:font-size="22pt" fo:font-weight="normal" officeooo:rsid="001d751e" officeooo:paragraph-rsid="001d751e" style:font-size-asian="19.25pt" style:font-weight-asian="normal" style:font-size-complex="22pt" style:font-weight-complex="normal"/>
    </style:style>
    <style:style style:name="P19" style:family="paragraph" style:parent-style-name="Standard" style:list-style-name="L1">
      <style:text-properties fo:font-size="22pt" fo:font-weight="normal" officeooo:rsid="001d751e" officeooo:paragraph-rsid="001d751e" style:font-size-asian="19.25pt" style:font-weight-asian="normal" style:font-size-complex="22pt" style:font-weight-complex="normal"/>
    </style:style>
    <style:style style:name="P20" style:family="paragraph" style:parent-style-name="Standard" style:list-style-name="L3">
      <style:text-properties fo:font-size="22pt" fo:font-weight="normal" officeooo:rsid="001e8f5e" officeooo:paragraph-rsid="001e8f5e" style:font-size-asian="19.25pt" style:font-weight-asian="normal" style:font-size-complex="22pt" style:font-weight-complex="normal"/>
    </style:style>
    <style:style style:name="P21" style:family="paragraph" style:parent-style-name="Standard">
      <style:text-properties fo:font-size="22pt" fo:font-weight="normal" officeooo:rsid="001fd537" officeooo:paragraph-rsid="001fd537" style:font-size-asian="19.25pt" style:font-weight-asian="normal" style:font-size-complex="22pt" style:font-weight-complex="normal"/>
    </style:style>
    <style:style style:name="P22" style:family="paragraph" style:parent-style-name="Standard">
      <style:text-properties fo:font-size="22pt" fo:font-weight="normal" officeooo:rsid="00209622" officeooo:paragraph-rsid="00209622" style:font-size-asian="19.25pt" style:font-weight-asian="normal" style:font-size-complex="22pt" style:font-weight-complex="normal"/>
    </style:style>
    <style:style style:name="P23" style:family="paragraph" style:parent-style-name="Standard">
      <style:text-properties fo:font-size="22pt" fo:font-weight="normal" officeooo:rsid="0021fa5f" officeooo:paragraph-rsid="0021fa5f" style:font-size-asian="19.25pt" style:font-weight-asian="normal" style:font-size-complex="22pt" style:font-weight-complex="normal"/>
    </style:style>
    <style:style style:name="P24" style:family="paragraph" style:parent-style-name="Standard">
      <style:text-properties fo:font-size="22pt" fo:font-weight="normal" officeooo:rsid="00257561" officeooo:paragraph-rsid="00257561" style:font-size-asian="19.25pt" style:font-weight-asian="normal" style:font-size-complex="22pt" style:font-weight-complex="normal"/>
    </style:style>
    <style:style style:name="P25" style:family="paragraph" style:parent-style-name="Standard" style:list-style-name="L4">
      <style:text-properties fo:font-size="22pt" fo:font-weight="normal" officeooo:rsid="00257561" officeooo:paragraph-rsid="00257561" style:font-size-asian="19.25pt" style:font-weight-asian="normal" style:font-size-complex="22pt" style:font-weight-complex="normal"/>
    </style:style>
    <style:style style:name="P26" style:family="paragraph" style:parent-style-name="Standard">
      <style:text-properties fo:font-size="22pt" fo:font-weight="normal" officeooo:rsid="0028be10" officeooo:paragraph-rsid="0028be10" style:font-size-asian="19.25pt" style:font-weight-asian="normal" style:font-size-complex="22pt" style:font-weight-complex="normal"/>
    </style:style>
    <style:style style:name="P27" style:family="paragraph" style:parent-style-name="Standard">
      <style:text-properties fo:font-size="22pt" fo:font-weight="normal" officeooo:rsid="0029c33b" officeooo:paragraph-rsid="0029c33b" style:font-size-asian="19.25pt" style:font-weight-asian="normal" style:font-size-complex="22pt" style:font-weight-complex="normal"/>
    </style:style>
    <style:style style:name="P28" style:family="paragraph" style:parent-style-name="Standard" style:list-style-name="L5">
      <style:text-properties fo:font-size="22pt" fo:font-weight="normal" officeooo:rsid="0029c33b" officeooo:paragraph-rsid="0029c33b" style:font-size-asian="19.25pt" style:font-weight-asian="normal" style:font-size-complex="22pt" style:font-weight-complex="normal"/>
    </style:style>
    <style:style style:name="P29" style:family="paragraph" style:parent-style-name="Standard">
      <style:text-properties fo:font-size="22pt" fo:font-weight="normal" officeooo:rsid="002b18cb" officeooo:paragraph-rsid="002b18cb" style:font-size-asian="19.25pt" style:font-weight-asian="normal" style:font-size-complex="22pt" style:font-weight-complex="normal"/>
    </style:style>
    <style:style style:name="P30" style:family="paragraph" style:parent-style-name="Standard">
      <style:text-properties fo:font-size="22pt" fo:font-weight="normal" officeooo:rsid="002cef74" officeooo:paragraph-rsid="002cef74" style:font-size-asian="19.25pt" style:font-weight-asian="normal" style:font-size-complex="22pt" style:font-weight-complex="normal"/>
    </style:style>
    <style:style style:name="P31" style:family="paragraph" style:parent-style-name="Standard" style:list-style-name="L6">
      <style:text-properties fo:font-size="22pt" fo:font-weight="normal" officeooo:rsid="002cef74" officeooo:paragraph-rsid="002cef74" style:font-size-asian="19.25pt" style:font-weight-asian="normal" style:font-size-complex="2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370f" style:font-style-asian="italic" style:font-style-complex="italic"/>
    </style:style>
    <style:style style:name="T4" style:family="text">
      <style:text-properties fo:font-style="italic" officeooo:rsid="002393ab" style:font-style-asian="italic" style:font-style-complex="italic"/>
    </style:style>
    <style:style style:name="T5" style:family="text">
      <style:text-properties officeooo:rsid="002563a6"/>
    </style:style>
    <style:style style:name="T6" style:family="text">
      <style:text-properties officeooo:rsid="002b18cb"/>
    </style:style>
    <style:style style:name="T7" style:family="text">
      <style:text-properties officeooo:rsid="002cca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x Model:</text:p>
      <text:p text:style-name="P15"><text:tab/>The box model refers to the physical properties of an element’s rectangular box. These are margins, borders, padding, and content width and height.</text:p>
      <text:p text:style-name="P15"/>
      <text:p text:style-name="P2">Border attributes: <text:span text:style-name="T1">border-width, border-style, <text:tab/><text:tab/><text:tab/><text:tab/><text:tab/><text:tab/><text:tab/>border-color</text:span></text:p>
      <text:p text:style-name="P2"><text:span text:style-name="T1"/></text:p>
      <text:p text:style-name="P3">TOTAL ELEMENT WIDTH </text:p>
      <text:p text:style-name="P3">= (left border + left padding + content width + right padding + right border)</text:p>
      <text:p text:style-name="P3"/>
      <text:p text:style-name="P4">Box sizing:</text:p>
      <text:p text:style-name="P4"/>
      <text:p text:style-name="P16">.box {</text:p>
      <text:p text:style-name="P16"><text:tab/>width: 300px; <text:s/><text:span text:style-name="T2">*</text:span><text:span text:style-name="T3">This is not the final width*</text:span></text:p>
      <text:p text:style-name="P16"><text:tab/>padding: 10px;</text:p>
      <text:p text:style-name="P16"><text:tab/>border: 1px solid black;</text:p>
      <text:p text:style-name="P16"><text:tab/>box-sizing: content-box;</text:p>
      <text:p text:style-name="P16">}</text:p>
      <text:p text:style-name="P17">/*If we specify box-sizing to border-box, then the mentioned width is the final width.</text:p>
      <text:p text:style-name="P17"/>
      <text:p text:style-name="P5"/>
      <text:p text:style-name="P5"/>
      <text:p text:style-name="P5"/>
      <text:p text:style-name="P5"/>
      <text:p text:style-name="P5"/>
      <text:p text:style-name="P5"><text:soft-page-break/>Box Model considerations:</text:p>
      <text:list xml:id="list1092144263" text:style-name="L1">
        <text:list-item>
          <text:p text:style-name="P19">If a property is not declared, you cannot assume the value is “0”.</text:p>
        </text:list-item>
        <text:list-item>
          <text:p text:style-name="P19">Elements often have default margins you need to account for.</text:p>
        </text:list-item>
        <text:list-item>
          <text:p text:style-name="P19">At 100% width property, when combined with padding and borders, can create elements that are larger than their parents.</text:p>
        </text:list-item>
      </text:list>
      <text:p text:style-name="P18"/>
      <text:p text:style-name="P6">CSS Element Positioning:</text:p>
      <text:list xml:id="list236390007" text:style-name="L3">
        <text:list-header>
          <text:p text:style-name="P20"/>
        </text:list-header>
        <text:list-item>
          <text:p text:style-name="P20">Normal flow</text:p>
        </text:list-item>
        <text:list-item>
          <text:p text:style-name="P20">Element floating</text:p>
        </text:list-item>
        <text:list-item>
          <text:p text:style-name="P20">Absolute positioning</text:p>
        </text:list-item>
      </text:list>
      <text:p text:style-name="P6"/>
      <text:p text:style-name="P7">Floating technique to create Horizontal menu out of Unordered list:</text:p>
      <text:p text:style-name="P7"/>
      <text:p text:style-name="P21">.box1,</text:p>
      <text:p text:style-name="P21">.box2,</text:p>
      <text:p text:style-name="P21">.box3 {</text:p>
      <text:p text:style-name="P21"><text:tab/>float: left;</text:p>
      <text:p text:style-name="P21">}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8">Flexbox:</text:p>
      <text:p text:style-name="P8"/>
      <text:p text:style-name="P22">First you define a parent element (flex container) and then you add Children (flex items) to the parent.</text:p>
      <text:p text:style-name="P22">Based on flexbox properties, childs can be layed out in any direction, any alignment, any order, any size.</text:p>
      <text:p text:style-name="P22"/>
      <text:p text:style-name="P9">CSS Grid layout system:</text:p>
      <text:p text:style-name="P9"/>
      <text:p text:style-name="P23">“This CSS module defines a two-dimenstional grid based layout system, optimized for user interface design. In the grid layout model, the children of a grid container can be positioned into arbitrary slots in a predefined flexible or fixed sixed layout grid.”</text:p>
      <text:p text:style-name="P23"><text:tab/><text:tab/><text:tab/><text:tab/><text:span text:style-name="T2">-</text:span><text:span text:style-name="T4">W3C candidate recommendation</text:span></text:p>
      <text:p text:style-name="P6"/>
      <text:p text:style-name="P6">.<text:span text:style-name="T5">container {</text:span></text:p>
      <text:p text:style-name="P6"><text:tab/><text:span text:style-name="T5">display: grid;</text:span></text:p>
      <text:p text:style-name="P10">}</text:p>
      <text:p text:style-name="P10"/>
      <text:p text:style-name="P11">Tips for organising CSS:</text:p>
      <text:p text:style-name="P24"/>
      <text:list xml:id="list2647936776" text:style-name="L4">
        <text:list-item>
          <text:p text:style-name="P25">Use comments liberally</text:p>
        </text:list-item>
        <text:list-item>
          <text:p text:style-name="P25">Use consistent naming conventions.</text:p>
        </text:list-item>
        <text:list-item>
          <text:p text:style-name="P25">Use consistent formatting</text:p>
        </text:list-item>
        <text:list-item>
          <text:p text:style-name="P25">Group like styles</text:p>
        </text:list-item>
        <text:list-item>
          <text:p text:style-name="P25">Split up files</text:p>
          <text:p text:style-name="P12"><text:soft-page-break/>Media Queries:</text:p>
        </text:list-item>
      </text:list>
      <text:p text:style-name="P26"/>
      <text:p text:style-name="P26">@media not | only mediatype and (media feature) {</text:p>
      <text:p text:style-name="P26"><text:tab/></text:p>
      <text:p text:style-name="P26"><text:tab/>//styles</text:p>
      <text:p text:style-name="P26"/>
      <text:p text:style-name="P26">}</text:p>
      <text:p text:style-name="P26"/>
      <text:p text:style-name="P26"/>
      <text:p text:style-name="P26">Example:</text:p>
      <text:p text:style-name="P26"/>
      <text:p text:style-name="P26">@media only screen and (min-width: 800px) {</text:p>
      <text:p text:style-name="P26"/>
      <text:p text:style-name="P26"><text:tab/>.site-title {</text:p>
      <text:p text:style-name="P26"><text:tab/><text:tab/>text-align: left;</text:p>
      <text:p text:style-name="P26"><text:tab/>}</text:p>
      <text:p text:style-name="P26">}</text:p>
      <text:p text:style-name="P26"/>
      <text:p text:style-name="P13">Mobile first Web design:</text:p>
      <text:list xml:id="list4214824961" text:style-name="L5">
        <text:list-item>
          <text:p text:style-name="P28">Has default styles for the smallest viewport.</text:p>
        </text:list-item>
        <text:list-item>
          <text:p text:style-name="P28">Overrides default styles for larger viewports.</text:p>
        </text:list-item>
        <text:list-item>
          <text:p text:style-name="P28">Only sends data needed for that device size.</text:p>
        </text:list-item>
        <text:list-item>
          <text:p text:style-name="P28">Use the min-width media queries.</text:p>
        </text:list-item>
      </text:list>
      <text:p text:style-name="P27"/>
      <text:p text:style-name="P27">//settings for <text:span text:style-name="T7">smaller</text:span> screens <text:s/></text:p>
      <text:p text:style-name="P27">h1 {<text:tab/><text:tab/><text:tab/><text:tab/><text:tab/> <text:s/></text:p>
      <text:p text:style-name="P27"><text:tab/>font-size: <text:span text:style-name="T7">30</text:span>px;<text:tab/><text:tab/><text:tab/></text:p>
      <text:p text:style-name="P27">}<text:tab/><text:tab/><text:tab/><text:tab/><text:tab/><text:tab/><text:tab/></text:p>
      <text:p text:style-name="P27"><text:soft-page-break/>//settings for <text:span text:style-name="T7">larger</text:span> screens</text:p>
      <text:p text:style-name="P27">@media (m<text:span text:style-name="T7">in</text:span>-width: 640px) <text:span text:style-name="T6">{</text:span></text:p>
      <text:p text:style-name="P27"><text:tab/><text:span text:style-name="T6">h1 {</text:span></text:p>
      <text:p text:style-name="P27"><text:tab/><text:tab/><text:span text:style-name="T6">font-size: </text:span><text:span text:style-name="T7">6</text:span><text:span text:style-name="T6">0px;</text:span></text:p>
      <text:p text:style-name="P27"><text:tab/><text:span text:style-name="T6">}</text:span></text:p>
      <text:p text:style-name="P29">}</text:p>
      <text:p text:style-name="P29"/>
      <text:p text:style-name="P14">CSS Preprocessors:</text:p>
      <text:p text:style-name="P30"/>
      <text:list xml:id="list2107502452" text:style-name="L6">
        <text:list-item>
          <text:p text:style-name="P31">Sass</text:p>
        </text:list-item>
        <text:list-item>
          <text:p text:style-name="P31">LESS</text:p>
        </text:list-item>
        <text:list-item>
          <text:p text:style-name="P31">Stylu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7:19:42.831196286</meta:creation-date>
    <dc:date>2020-07-17T01:01:36.140801863</dc:date>
    <meta:editing-duration>PT7H21M33S</meta:editing-duration>
    <meta:editing-cycles>18</meta:editing-cycles>
    <meta:generator>LibreOffice/6.4.4.2$Linux_X86_64 LibreOffice_project/40$Build-2</meta:generator>
    <meta:document-statistic meta:table-count="0" meta:image-count="0" meta:object-count="0" meta:page-count="5" meta:paragraph-count="73" meta:word-count="369" meta:character-count="2229" meta:non-whitespace-character-count="1901"/>
  </office:meta>
</office:document-meta>
</file>